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30000014EABD24290D40FC7A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802cm" fo:min-width="2.4cm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xml:id="id2" draw:id="id2" draw:layer="layout" svg:width="5.5cm" svg:height="5.984cm" svg:x="11.4cm" svg:y="10cm">
          <draw:image xlink:href="Pictures/10000201000001330000014EABD24290D40FC7AB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Administrador <text:s text:c="4"/><text:s/></text:p>
          </draw:image>
        </draw:frame>
        <draw:custom-shape draw:style-name="gr2" draw:text-style-name="P1" xml:id="id1" draw:id="id1" draw:layer="layout" svg:width="4.1cm" svg:height="2.9cm" svg:x="6.3cm" svg:y="5.1cm">
          <text:p text:style-name="P1">Listado</text:p>
          <text:p text:style-name="P1">grup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4.1cm" svg:height="2.9cm" svg:x="18.6cm" svg:y="5.2cm">
          <text:p text:style-name="P1">Eliminar</text:p>
          <text:p text:style-name="P1">grup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4.1cm" svg:height="2.9cm" svg:x="12.1cm" svg:y="5.2cm">
          <text:p text:style-name="P1">Visualizar</text:p>
          <text:p text:style-name="P1">grup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35cm" svg:y1="8cm" svg:x2="11.4cm" svg:y2="12.992cm" draw:start-shape="id1" draw:start-glue-point="8" draw:end-shape="id2" draw:end-glue-point="3" svg:d="M8350 8000v4992h3050" svg:viewBox="0 0 3051 4993">
          <text:p/>
        </draw:connector>
        <draw:connector draw:style-name="gr3" draw:text-style-name="P1" draw:layer="layout" svg:x1="16.9cm" svg:y1="12.992cm" svg:x2="20.65cm" svg:y2="8.1cm" draw:start-shape="id2" draw:start-glue-point="1" draw:end-shape="id3" draw:end-glue-point="8" svg:d="M16900 12992h3750v-4892" svg:viewBox="0 0 3751 4893">
          <text:p/>
        </draw:connector>
        <draw:connector draw:style-name="gr3" draw:text-style-name="P1" draw:layer="layout" svg:x1="14.15cm" svg:y1="8.1cm" svg:x2="14.15cm" svg:y2="10cm" draw:start-shape="id4" draw:start-glue-point="8" draw:end-shape="id2" draw:end-glue-point="0" svg:d="M14150 8100v1900" svg:viewBox="0 0 1 19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4T10:25:18.876659852</meta:creation-date>
    <dc:date>2017-04-04T10:31:53.146390588</dc:date>
    <meta:editing-duration>PT6M33S</meta:editing-duration>
    <meta:editing-cycles>2</meta:editing-cycles>
    <meta:generator>LibreOffice/5.1.6.2$Linux_X86_64 LibreOffice_project/10m0$Build-2</meta:generator>
    <meta:document-statistic meta:object-count="7"/>
  </office:meta>
</office:document-meta>
</file>